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List_20_Contents">
      <style:paragraph-properties fo:margin-left="0in" fo:margin-right="0in" fo:margin-top="0in" fo:margin-bottom="0.1965in" style:line-height-at-least="0.2083in" fo:text-indent="0in" style:auto-text-indent="false"/>
      <style:text-properties fo:font-variant="normal" fo:text-transform="none" fo:color="#252525" fo:letter-spacing="normal"/>
    </style:style>
    <style:style style:name="P2" style:family="paragraph" style:parent-style-name="Heading_20_3">
      <style:paragraph-properties fo:margin-left="0in" fo:margin-right="0in" style:line-height-at-least="0.2083in" fo:text-indent="0in" style:auto-text-indent="false"/>
      <style:text-properties style:font-name="Ubuntu"/>
    </style:style>
    <style:style style:name="P3" style:family="paragraph" style:parent-style-name="Text_20_body">
      <style:paragraph-properties fo:margin-left="0in" fo:margin-right="0in" style:line-height-at-least="0.2083in" fo:text-indent="0in" style:auto-text-indent="false"/>
    </style:style>
    <style:style style:name="P4" style:family="paragraph" style:parent-style-name="Text_20_body">
      <style:paragraph-properties fo:margin-left="0in" fo:margin-right="0in" style:line-height-at-least="0.2083in" fo:text-indent="0in" style:auto-text-indent="false"/>
      <style:text-properties fo:font-variant="normal" fo:text-transform="none" fo:color="#252525" style:font-name="sans-serif" fo:font-size="9.75pt" fo:letter-spacing="normal" fo:font-style="normal" fo:font-weight="normal"/>
    </style:style>
    <style:style style:name="P5" style:family="paragraph" style:parent-style-name="Standard">
      <style:paragraph-properties fo:margin-left="0in" fo:margin-right="0in" style:line-height-at-least="0.2083in" fo:text-indent="0in" style:auto-text-indent="false"/>
      <style:text-properties style:font-name="Ubuntu"/>
    </style:style>
    <style:style style:name="P6" style:family="paragraph" style:parent-style-name="Standard">
      <style:paragraph-properties fo:margin-left="0in" fo:margin-right="0in" style:line-height-at-least="0.2083in" fo:text-align="center" style:justify-single-word="false" fo:text-indent="0in" style:auto-text-indent="false"/>
      <style:text-properties style:font-name="Ubuntu"/>
    </style:style>
    <style:style style:name="P7" style:family="paragraph" style:parent-style-name="Text_20_body" style:list-style-name="L1">
      <style:paragraph-properties fo:margin-left="0in" fo:margin-right="0in" fo:margin-top="0in" fo:margin-bottom="0in" fo:text-indent="0in" style:auto-text-indent="false" fo:padding="0in" fo:border="none"/>
    </style:style>
    <style:style style:name="P8" style:family="paragraph" style:parent-style-name="Text_20_body" style:list-style-name="L1">
      <style:paragraph-properties fo:margin-top="0in" fo:margin-bottom="0in" fo:padding="0in" fo:border="none"/>
    </style:style>
    <style:style style:name="P9" style:family="paragraph" style:parent-style-name="Standard">
      <style:paragraph-properties fo:margin-left="0in" fo:margin-right="0in" style:line-height-at-least="0.2083in" fo:text-align="center" style:justify-single-word="false" fo:text-indent="0in" style:auto-text-indent="false"/>
      <style:text-properties fo:font-variant="normal" fo:text-transform="none" fo:color="#000000" style:font-name="Ubuntu" fo:font-size="24pt" fo:letter-spacing="normal" fo:font-style="normal" fo:font-weight="bold" style:font-size-asian="24pt" style:font-weight-asian="bold" style:font-size-complex="24pt" style:font-weight-complex="bold"/>
    </style:style>
    <style:style style:name="P10" style:family="paragraph" style:parent-style-name="Standard">
      <style:paragraph-properties fo:margin-left="0in" fo:margin-right="0in" style:line-height-at-least="0.2083in" fo:text-align="center" style:justify-single-word="false" fo:text-indent="0in" style:auto-text-indent="false"/>
      <style:text-properties fo:font-variant="normal" fo:text-transform="none" fo:color="#000000" style:font-name="Ubuntu" fo:font-size="20pt" fo:letter-spacing="normal" fo:font-style="normal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margin-left="0in" fo:margin-right="0in" style:line-height-at-least="0.2083in" fo:text-align="justify" style:justify-single-word="false" fo:text-indent="0in" style:auto-text-indent="false"/>
      <style:text-properties fo:font-variant="normal" fo:text-transform="none" fo:color="#000000" style:font-name="Ubuntu" fo:font-size="14pt" fo:letter-spacing="normal" fo:font-style="normal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in" fo:margin-right="0in" style:line-height-at-least="0.2083in" fo:text-align="center" style:justify-single-word="false" fo:text-indent="0in" style:auto-text-indent="false"/>
      <style:text-properties fo:font-variant="normal" fo:text-transform="none" fo:color="#000000" style:font-name="Ubuntu" fo:font-size="14pt" fo:letter-spacing="normal" fo:font-style="normal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in" fo:margin-right="0in" style:line-height-at-least="0.2083in" fo:text-indent="0in" style:auto-text-indent="false"/>
      <style:text-properties fo:font-variant="normal" fo:text-transform="none" fo:color="#000000" style:font-name="Ubuntu" fo:font-size="14pt" fo:letter-spacing="normal" fo:font-style="normal" fo:font-weight="normal" style:font-size-asian="14pt" style:font-size-complex="14pt"/>
    </style:style>
    <style:style style:name="P14" style:family="paragraph" style:parent-style-name="Standard">
      <style:paragraph-properties fo:margin-left="0in" fo:margin-right="0in" style:line-height-at-least="0.2083in" fo:text-align="justify" style:justify-single-word="false" fo:text-indent="0in" style:auto-text-indent="false"/>
      <style:text-properties fo:font-variant="normal" fo:text-transform="none" fo:color="#000000" style:font-name="Ubuntu" fo:font-size="14pt" fo:letter-spacing="normal" fo:font-style="normal" fo:font-weight="normal" style:font-size-asian="14pt" style:font-size-complex="14pt"/>
    </style:style>
    <style:style style:name="P15" style:family="paragraph" style:parent-style-name="Standard">
      <style:paragraph-properties fo:margin-left="0in" fo:margin-right="0in" style:line-height-at-least="0.2083in" fo:text-align="center" style:justify-single-word="false" fo:text-indent="0in" style:auto-text-indent="false"/>
      <style:text-properties fo:font-variant="normal" fo:text-transform="none" fo:color="#000000" style:font-name="Ubuntu" fo:font-size="14pt" fo:letter-spacing="normal" fo:font-style="normal" fo:font-weight="normal" style:font-size-asian="14pt" style:font-size-complex="14pt"/>
    </style:style>
    <style:style style:name="P16" style:family="paragraph" style:parent-style-name="Standard">
      <style:paragraph-properties fo:margin-left="0in" fo:margin-right="0in" style:line-height-at-least="0.2083in" fo:text-align="center" style:justify-single-word="false" fo:text-indent="0in" style:auto-text-indent="false"/>
      <style:text-properties fo:font-variant="normal" fo:text-transform="none" fo:color="#000000" style:font-name="Ubuntu" fo:font-size="16pt" fo:letter-spacing="normal" fo:font-style="normal" fo:font-weight="bold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color="#252525" style:font-name="sans-serif" fo:font-size="9.75pt" fo:letter-spacing="normal" fo:font-style="normal" fo:font-weight="normal"/>
    </style:style>
    <style:style style:name="T2" style:family="text">
      <style:text-properties fo:font-variant="normal" fo:text-transform="none" fo:color="#0b0080" style:text-line-through-style="none" style:font-name="sans-serif" fo:font-size="9.75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0b0080" style:text-line-through-style="none" style:font-name="sans-serif" fo:font-size="14pt" fo:letter-spacing="normal" fo:font-style="normal" style:text-underline-style="none" fo:font-weight="bold" style:text-blinking="false" style:font-size-asian="14pt" style:font-size-complex="14pt"/>
    </style:style>
    <style:style style:name="T4" style:family="text">
      <style:text-properties fo:font-variant="normal" fo:text-transform="none" fo:color="#000000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000000" fo:font-size="14pt" fo:letter-spacing="normal" fo:font-style="normal" fo:font-weight="normal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000000" fo:font-size="14pt" fo:letter-spacing="normal" fo:font-style="normal" fo:font-weight="bold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fo:font-size="14pt" fo:letter-spacing="normal" fo:font-style="normal" style:text-underline-style="solid" style:text-underline-width="auto" style:text-underline-color="font-color" fo:font-weight="normal" style:font-size-asian="14pt" style:font-size-complex="14pt"/>
    </style:style>
    <style:style style:name="T8" style:family="text">
      <style:text-properties fo:font-variant="normal" fo:text-transform="none" fo:color="#000000" fo:font-size="16pt" fo:letter-spacing="normal" fo:font-style="normal" fo:font-weight="bold" style:font-size-asian="16pt" style:font-weight-asian="bold" style:font-size-complex="16pt" style:font-weight-complex="bold"/>
    </style:style>
    <style:style style:name="T9" style:family="text">
      <style:text-properties fo:font-variant="normal" fo:text-transform="none" fo:color="#000000" style:font-name="sans-serif" fo:font-size="14pt" fo:letter-spacing="normal" fo:font-style="normal" fo:font-weight="bold" style:font-size-asian="14pt" style:font-size-complex="14pt"/>
    </style:style>
    <style:style style:name="T10" style:family="text">
      <style:text-properties fo:font-variant="normal" fo:text-transform="none" fo:color="#555555" style:font-name="sans-serif" fo:font-size="14pt" fo:letter-spacing="normal" fo:font-style="normal" fo:font-weight="bold" style:font-size-asian="14pt" style:font-size-complex="14pt"/>
    </style:style>
    <style:style style:name="T11" style:family="text">
      <style:text-properties style:font-name="sans-serif" fo:font-size="9.75pt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Задача трех тел.</text:p>
      <text:p text:style-name="P10"/>
      <text:p text:style-name="P10"/>
      <text:p text:style-name="P10"/>
      <text:p text:style-name="P6"><text:span text:style-name="T8">Формальная задача.</text:span><text:span text:style-name="T6"> </text:span></text:p>
      <text:p text:style-name="P11"/>
      <text:p text:style-name="P14"><text:tab/>Дано начальное положение N точечных тел. Каждое тело характеризуется массой m (скалярная величина) и начальной скоростью v (вектор). Под действием гравитации тела изменяют свое положение, а также скорость. </text:p>
      <text:p text:style-name="P13"/>
      <text:p text:style-name="P13"/>
      <text:p text:style-name="P13"/>
      <text:p text:style-name="P16">Описание модели.</text:p>
      <text:p text:style-name="P12"/>
      <text:p text:style-name="P14"><text:tab/>Математическая модель задачи использует следующие формулы:</text:p>
      <text:p text:style-name="P13"/>
      <text:p text:style-name="P5"><text:span text:style-name="T4">1. </text:span><text:span text:style-name="T7">Закон всемирного тяготения :</text:span></text:p>
      <text:p text:style-name="P6"><text:span text:style-name="T6">F</text:span><text:span text:style-name="T4"> = </text:span><text:span text:style-name="T6">G</text:span><text:span text:style-name="T5">*</text:span><text:span text:style-name="T6">m1</text:span><text:span text:style-name="T5">*</text:span><text:span text:style-name="T6">m2</text:span><text:span text:style-name="T4">/</text:span><text:span text:style-name="T6">r</text:span><text:span text:style-name="T5">^2</text:span></text:p>
      <text:p text:style-name="P5"><text:span text:style-name="T4"><text:tab/></text:span><text:span text:style-name="T6">m1</text:span><text:span text:style-name="T4"> и </text:span><text:span text:style-name="T6">m2</text:span><text:span text:style-name="T4"> – массы взаимодействующих тел</text:span></text:p>
      <text:p text:style-name="P5"><text:span text:style-name="T4"><text:tab/></text:span><text:span text:style-name="T6">r</text:span><text:span text:style-name="T4"> – расстояние между ними</text:span></text:p>
      <text:p text:style-name="P5"><text:span text:style-name="T4"><text:tab/></text:span><text:span text:style-name="T6">G </text:span><text:span text:style-name="T4">– гравитационная постоянная, равная 6,67 10–11 Н м2/кг2</text:span></text:p>
      <text:p text:style-name="P5"><text:span text:style-name="T4"><text:tab/></text:span><text:span text:style-name="T6">F </text:span><text:span text:style-name="T4">– абсолютная величина силы, с которой каждое из тел действует на другое (сила, действующая на тело i со стороны тела j, направлена от тела i к телу j). </text:span></text:p>
      <text:p text:style-name="P13"/>
      <text:p text:style-name="P5"><text:span text:style-name="T4">2. </text:span><text:span text:style-name="T7">Правило сложения сил :</text:span></text:p>
      <text:p text:style-name="P13"><text:tab/>Если на тело действуют несколько сил, то их можно заменить одной силой, равной векторной сумме </text:p>
      <text:p text:style-name="P13">всех исходных сил. </text:p>
      <text:p text:style-name="P13"/>
      <text:p text:style-name="P5"><text:span text:style-name="T4">3. </text:span><text:span text:style-name="T7">Второй закон Ньютона :</text:span></text:p>
      <text:p text:style-name="P6"><text:span text:style-name="T6">F</text:span><text:span text:style-name="T4"> = </text:span><text:span text:style-name="T6">m</text:span><text:span text:style-name="T5">*</text:span><text:span text:style-name="T6">a</text:span></text:p>
      <text:p text:style-name="P5"><text:span text:style-name="T4"><text:tab/></text:span><text:span text:style-name="T6">F</text:span><text:span text:style-name="T4"> – сила, действующая на тело</text:span></text:p>
      <text:p text:style-name="P5"><text:span text:style-name="T4"><text:tab/></text:span><text:span text:style-name="T6">m </text:span><text:span text:style-name="T4">– масса тела<text:line-break/><text:tab/></text:span><text:span text:style-name="T6">a </text:span><text:span text:style-name="T4">– ускорение, которое тело приобретает под действием данной силы (F и a являются векторными величинами; их направления совпадают). </text:span></text:p>
      <text:p text:style-name="P13"/>
      <text:p text:style-name="P5"><text:span text:style-name="T4"><text:tab/>Взаимодействие тел моделируется пошагово с помощью дискретных отрезков времени фиксированной длительности dt. На каждом шаге вычисляется сила, действующая на каждое тело в </text:span><text:soft-page-break/><text:span text:style-name="T4">начальный момент времени (с применением формул 1 и 2), по найденной силе определяется ускорение a (формула 3). </text:span></text:p>
      <text:p text:style-name="P5"><text:span text:style-name="T4">Закон движения тела </text:span><text:span text:style-name="T6">S</text:span><text:span text:style-name="T4"> = </text:span><text:span text:style-name="T6">S</text:span><text:span text:style-name="T4">(</text:span><text:span text:style-name="T6">t</text:span><text:span text:style-name="T4">) определяется из дифференциального уравнения второго порядка :</text:span></text:p>
      <text:p text:style-name="P15">d2S/dt2 = a(t)</text:p>
      <text:p text:style-name="P13">которое равносильно системе двух дифференциальных уравнений первого порядка: </text:p>
      <text:p text:style-name="P15">dS/dt = V(t) </text:p>
      <text:p text:style-name="P15">dV/dt = a(t)</text:p>
      <text:p text:style-name="P5"><text:span text:style-name="T4"><text:tab/></text:span><text:span text:style-name="T6">V</text:span><text:span text:style-name="T4">(</text:span><text:span text:style-name="T6">t</text:span><text:span text:style-name="T4">) – скорость тела в момент </text:span><text:span text:style-name="T6">t</text:span><text:span text:style-name="T4">. </text:span></text:p>
      <text:p text:style-name="P13"/>
      <text:p text:style-name="P13">Обозначая Si = S(ti) и Vi = V(ti), где ti = t0 + i dt, и используя простейший численный метод решения системы дифференциальных уравнений, при котором функция a(x) заменяется постоянным значением </text:p>
      <text:p text:style-name="P13">ai = a(ti) на каждом отрезке [ti, ti+1], получаем следующие формулы для пересчета положения и скорости тела: </text:p>
      <text:p text:style-name="P15">Vi+1 = Vi + ai dt,</text:p>
      <text:p text:style-name="P15">Si+1 = Si + Vi dt + ai dt2/2</text:p>
      <text:p text:style-name="P15"/>
      <text:p text:style-name="P13">Для простоты предполагается, что все тела расположены в одной плоскости. В этом случае все векторные величины, связанные с этими телами, также лежат в этой плоскости. Положение каждого тела оп- </text:p>
      <text:p text:style-name="P13">ределяется двумя координатами (x, y); каждая векторная величина также определяется двумя координатами:</text:p>
      <text:p text:style-name="P13"/>
      <text:p text:style-name="P15"><text:s/>F = (Fx, Fy) <text:s/>a = (ax. ay) V = (Vx, Vy) </text:p>
      <text:p text:style-name="P15"/>
      <text:p text:style-name="P13">В случае, когда взаимодействующие тела располагаются близко друг от друга, описанный простейший метод расчета оказывается неустойчивым в силу увеличения погрешностей вычисления. В данной </text:p>
      <text:p text:style-name="P13">ситуации можно использовать более точные методы интегрирования систем дифференциальных уравнений, а также переменный шаг по времени (мы не будем рассматривать подобные модификации). </text:p>
      <text:p text:style-name="P13">Для того чтобы описанный выше простейший вариант алгоритма не приводил к нестабильному поведению системы близко расположенных тел, можно наложить ограничение на максимальное значение силы, действующей на тело со стороны другого (близко расположенного) тела. Разумеется, подобное ограничение нельзя считать оправданным с физической точки зрения, однако при моделировании реальной системы астрономических тел расстояние между ними является настолько большим, что силы никогда не </text:p>
      <text:p text:style-name="P13">достигают указанного порогового значения. Данное ограничение предназначено лишь для того, чтобы обеспечить устойчивое поведение модельной системы тел, используемой при тестировании полученных вариантов программы. </text:p>
      <text:p text:style-name="P13"><text:soft-page-break/>При моделировании системы (с учетом наложенного ограничения на максимальное значение силы) можно достаточно произвольным образом выбирать такие характеристики, как массы тел, их скорости, </text:p>
      <text:p text:style-name="P13">расстояния между ними и значение гравитационной постоянной.</text:p>
      <text:p text:style-name="P13"/>
      <text:p text:style-name="P13"/>
      <text:p text:style-name="P13"/>
      <text:h text:style-name="P2" text:outline-level="3"><text:bookmark text:name=".D0.9F.D1.80.D0.B8.D0.B1.D0.BB.D0.B8.D0.B6.D1.91.D0.BD.D0.BD.D0.BE.D0.B5_.D1.80.D0.B5.D1.88.D0.B5.D0.BD.D0.B8.D0.B5"/><text:span text:style-name="T9">Приближённое решение</text:span><text:span text:style-name="T10">[</text:span><text:a xlink:type="simple" xlink:href="https://ru.wikipedia.org/w/index.php?title=Задача_трёх_тел&amp;veaction=edit&amp;vesection=4"><text:span text:style-name="T3">править</text:span></text:a><text:span text:style-name="T10"> | </text:span><text:a xlink:type="simple" xlink:href="https://ru.wikipedia.org/w/index.php?title=Задача_трёх_тел&amp;action=edit&amp;section=4"><text:span text:style-name="T3">править вики-текст</text:span></text:a><text:span text:style-name="T10">]</text:span></text:h>
      <text:p text:style-name="P3"><text:span text:style-name="T1">По всей видимости, сам Вейерштрасс, опираясь на свою знаменитую </text:span><text:a xlink:type="simple" xlink:href="https://ru.wikipedia.org/wiki/Аппроксимационная_теорема_Вейерштрасса"><text:span text:style-name="T2">теорему об аппроксимации произвольной функции полиномами</text:span></text:a><text:span text:style-name="T1">, желал получить выражение для координат тел в виде</text:span></text:p>
      <text:p text:style-name="P1"><draw:frame draw:style-name="fr1" draw:name="graphics1" text:anchor-type="as-char" svg:y="-0.3201in" svg:width="2.7327in" svg:height="0.3929in" draw:z-index="0"><draw:image xlink:href="https://upload.wikimedia.org/math/5/f/9/5f93954d00a5aa9617de4e0327cfa3ae.png" xlink:type="simple" xlink:show="embed" xlink:actuate="onLoad"/><svg:title>\lim \limits_{n\rightarrow \infty}P_{n}(t)</svg:title></draw:frame><text:span text:style-name="T11">,</text:span></text:p>
      <text:p text:style-name="P4">где <draw:frame draw:style-name="fr2" draw:name="graphics2" text:anchor-type="as-char" svg:width="0.7862in" svg:height="0.3929in" draw:z-index="1"><draw:image xlink:href="https://upload.wikimedia.org/math/2/e/2/2e2d39f9c6652166129681b58ab899bf.png" xlink:type="simple" xlink:show="embed" xlink:actuate="onLoad"/><svg:title>P_{n}</svg:title></draw:frame> — некоторые полиномы. Существование таких полиномов сразу следует из непрерывности решения, но найти конструктивный способ отыскания полиномов до сих пор не удалось.</text:p>
      <text:p text:style-name="P4">Обсуждение самой возможности ситуации, описанной в задаче Вейерштрасса, привело к ряду важных выводов:</text:p>
      <text:list xml:id="list7343499613592553456" text:style-name="L1">
        <text:list-item>
          <text:p text:style-name="P7"><text:span text:style-name="T1">Если решение задачи трёх тел является </text:span><text:a xlink:type="simple" xlink:href="https://ru.wikipedia.org/wiki/Голоморфная_функция"><text:span text:style-name="T2">голоморфной функцией</text:span></text:a><text:span text:style-name="T1"> </text:span><text:span text:style-name="T1"><draw:frame draw:style-name="fr2" draw:name="graphics3" text:anchor-type="as-char" svg:width="1.0189in" svg:height="0.3929in" draw:z-index="2"><draw:image xlink:href="https://upload.wikimedia.org/math/e/3/5/e358efa489f58062f10dd7316b65649e.png" xlink:type="simple" xlink:show="embed" xlink:actuate="onLoad"/><svg:title>t</svg:title></draw:frame></text:span><text:span text:style-name="T1"> в интервале </text:span><text:span text:style-name="T1"><draw:frame draw:style-name="fr2" draw:name="graphics4" text:anchor-type="as-char" svg:width="0.7862in" svg:height="0.3929in" draw:z-index="3"><draw:image xlink:href="https://upload.wikimedia.org/math/c/b/b/cbb8e36ca18a1e348ad49c4184e3026c.png" xlink:type="simple" xlink:show="embed" xlink:actuate="onLoad"/><svg:title>[0,t_0)</svg:title></draw:frame></text:span><text:span text:style-name="T1"> и перестает быть таковым при </text:span><text:span text:style-name="T1"><draw:frame draw:style-name="fr2" draw:name="graphics5" text:anchor-type="as-char" svg:width="0.7862in" svg:height="0.3929in" draw:z-index="4"><draw:image xlink:href="https://upload.wikimedia.org/math/a/a/3/aa31f363825e6471403839e9ff46e7be.png" xlink:type="simple" xlink:show="embed" xlink:actuate="onLoad"/><svg:title>t=t_0</svg:title></draw:frame></text:span><text:span text:style-name="T1">, то при </text:span><text:span text:style-name="T1"><draw:frame draw:style-name="fr2" draw:name="graphics6" text:anchor-type="as-char" svg:width="0.7862in" svg:height="0.3929in" draw:z-index="5"><draw:image xlink:href="https://upload.wikimedia.org/math/7/f/d/7fd2b96eaba2b907813eb89abea319d8.png" xlink:type="simple" xlink:show="embed" xlink:actuate="onLoad"/><svg:title>t\rightarrow t_0-0</svg:title></draw:frame></text:span><text:span text:style-name="T1">или все расстояния между телами стремятся к нулю (тройное соударение тел), или одно из них стремится к нулю, а остальные два — к конечным пределам (простое соударение тел). (</text:span><text:a xlink:type="simple" xlink:href="https://ru.wikipedia.org/wiki/Пенлеве,_Поль"><text:span text:style-name="T2">Пенлеве</text:span></text:a><text:span text:style-name="T1">, 1897)</text:span></text:p>
        </text:list-item>
        <text:list-item>
          <text:p text:style-name="P8"><text:span text:style-name="T1">Тройное соударение в задаче трёх тел возможно лишь при условии обращения в нуль </text:span><text:a xlink:type="simple" xlink:href="https://ru.wikipedia.org/wiki/Момент_импульса"><text:span text:style-name="T2">момента импульса</text:span></text:a><text:span text:style-name="T1"> системы и, следовательно, может иметь место лишь при весьма специальных начальных данных. (</text:span><text:a xlink:type="simple" xlink:href="https://ru.wikipedia.org/wiki/Ф._А._Слудский"><text:span text:style-name="T2">Ф. А. Слудский</text:span></text:a><text:span text:style-name="T1">, 1874)</text:span></text:p>
        </text:list-item>
        <text:list-item>
          <text:p text:style-name="P8"><text:span text:style-name="T1">Если момент импульса системы не равен нулю, то существует так называемый регуляризирующий параметр </text:span><text:span text:style-name="T1"><draw:frame draw:style-name="fr2" draw:name="graphics7" text:anchor-type="as-char" svg:width="0.7862in" svg:height="0.3929in" draw:z-index="6"><draw:image xlink:href="https://upload.wikimedia.org/math/0/3/c/03c7c0ace395d80182db07ae2c30f034.png" xlink:type="simple" xlink:show="embed" xlink:actuate="onLoad"/><svg:title>s</svg:title></draw:frame></text:span><text:span text:style-name="T1">, через который можно выразить координаты и время голоморфным образом в окрестности вещественной оси </text:span><text:span text:style-name="T1"><draw:frame draw:style-name="fr2" draw:name="graphics8" text:anchor-type="as-char" svg:width="0.7862in" svg:height="0.3929in" draw:z-index="7"><draw:image xlink:href="https://upload.wikimedia.org/math/0/3/c/03c7c0ace395d80182db07ae2c30f034.png" xlink:type="simple" xlink:show="embed" xlink:actuate="onLoad"/><svg:title>s</svg:title></draw:frame></text:span><text:span text:style-name="T1">. (</text:span><text:a xlink:type="simple" xlink:href="https://ru.wikipedia.org/wiki/Зундман,_Карл"><text:span text:style-name="T2">Зундман</text:span></text:a><text:span text:style-name="T1">, 1912; короткое доказательство дал в 1967 г. Бурде (Burdet)</text:span><text:bookmark text:name="cite_ref-3"/><text:a xlink:type="simple" xlink:href="https://ru.wikipedia.org/wiki/Задача_трёх_тел#cite_note-3"><text:span text:style-name="T2">[3]</text:span></text:a><text:span text:style-name="T1">)</text:span></text:p>
        </text:list-item>
      </text:list>
      <text:p text:style-name="P3"><text:span text:style-name="T1">Это подтолкнуло </text:span><text:a xlink:type="simple" xlink:href="https://ru.wikipedia.org/wiki/Пуанкаре,_Анри"><text:span text:style-name="T2">Пуанкаре</text:span></text:a><text:span text:style-name="T1"> и Зундмана искать решение не в виде функций от </text:span><text:span text:style-name="T1"><draw:frame draw:style-name="fr2" draw:name="graphics9" text:anchor-type="as-char" svg:width="0.7862in" svg:height="0.3929in" draw:z-index="8"><draw:image xlink:href="https://upload.wikimedia.org/math/e/3/5/e358efa489f58062f10dd7316b65649e.png" xlink:type="simple" xlink:show="embed" xlink:actuate="onLoad"/><svg:title>t</svg:title></draw:frame></text:span><text:span text:style-name="T1">, а в виде </text:span><text:a xlink:type="simple" xlink:href="https://ru.wikipedia.org/wiki/Степенной_ряд"><text:span text:style-name="T2">рядов</text:span></text:a><text:span text:style-name="T1"> от некоторого параметра. Именно, координаты трёх тел и время являются голоморфными функциями </text:span><text:span text:style-name="T1"><draw:frame draw:style-name="fr2" draw:name="graphics10" text:anchor-type="as-char" svg:width="0.7862in" svg:height="0.3929in" draw:z-index="9"><draw:image xlink:href="https://upload.wikimedia.org/math/0/3/c/03c7c0ace395d80182db07ae2c30f034.png" xlink:type="simple" xlink:show="embed" xlink:actuate="onLoad"/><svg:title>s</svg:title></draw:frame></text:span><text:span text:style-name="T1"> вдоль всей вещественной оси плоскости </text:span><text:span text:style-name="T1"><draw:frame draw:style-name="fr2" draw:name="graphics11" text:anchor-type="as-char" svg:width="0.7862in" svg:height="0.3929in" draw:z-index="10"><draw:image xlink:href="https://upload.wikimedia.org/math/0/3/c/03c7c0ace395d80182db07ae2c30f034.png" xlink:type="simple" xlink:show="embed" xlink:actuate="onLoad"/><svg:title>s</svg:title></draw:frame></text:span><text:span text:style-name="T1">, то есть существует некоторая область, в которой координаты голоморфны. По </text:span><text:a xlink:type="simple" xlink:href="https://ru.wikipedia.org/wiki/Теорема_Римана_об_отображении"><text:span text:style-name="T2">теореме Римана</text:span></text:a><text:span text:style-name="T1"> эту область можно отобразить на </text:span><text:a xlink:type="simple" xlink:href="https://ru.wikipedia.org/wiki/Единичный_круг"><text:span text:style-name="T2">круг единичного радиуса</text:span></text:a><text:span text:style-name="T1"> </text:span><text:span text:style-name="T1"><draw:frame draw:style-name="fr2" draw:name="graphics12" text:anchor-type="as-char" svg:width="0.7862in" svg:height="0.3929in" draw:z-index="11"><draw:image xlink:href="https://upload.wikimedia.org/math/0/5/0/05046fcde9ce49fbd8861ea13c7ea03f.png" xlink:type="simple" xlink:show="embed" xlink:actuate="onLoad"/><svg:title>|v|&lt;1</svg:title></draw:frame></text:span><text:span text:style-name="T1">, поэтому координаты трёх тел и время можно представить в виде функций параметра </text:span><text:span text:style-name="T1"><draw:frame draw:style-name="fr2" draw:name="graphics13" text:anchor-type="as-char" svg:width="0.7862in" svg:height="0.3929in" draw:z-index="12"><draw:image xlink:href="https://upload.wikimedia.org/math/9/e/3/9e3669d19b675bd57058fd4664205d2a.png" xlink:type="simple" xlink:show="embed" xlink:actuate="onLoad"/><svg:title>v</svg:title></draw:frame></text:span><text:span text:style-name="T1">, </text:span><text:soft-page-break/><text:span text:style-name="T1">голоморфных в круге единичного радиуса. Такие функции представимы в виде сходящегося во всем круге рядов по положительным степеням </text:span><text:span text:style-name="T1"><draw:frame draw:style-name="fr2" draw:name="graphics14" text:anchor-type="as-char" svg:width="0.7862in" svg:height="0.3929in" draw:z-index="13"><draw:image xlink:href="https://upload.wikimedia.org/math/9/e/3/9e3669d19b675bd57058fd4664205d2a.png" xlink:type="simple" xlink:show="embed" xlink:actuate="onLoad"/><svg:title>v</svg:title></draw:frame></text:span><text:span text:style-name="T1">. Эти ряды были найдены Зундманом в </text:span><text:a xlink:type="simple" xlink:href="https://ru.wikipedia.org/wiki/1912"><text:span text:style-name="T2">1912</text:span></text:a><text:span text:style-name="T1">, точнее говоря, был найден алгоритм отыскания их коэффициентов. К несчастью, как показал Д. Белорицкий</text:span><text:bookmark text:name="cite_ref-4"/><text:a xlink:type="simple" xlink:href="https://ru.wikipedia.org/wiki/Задача_трёх_тел#cite_note-4"><text:span text:style-name="T2">[4]</text:span></text:a><text:span text:style-name="T1">, по крайней мере в случае Лагранжа для нужд вычислительной астрономии в сходящихся рядах Зундмана нужно брать как минимум </text:span><text:span text:style-name="T1"><draw:frame draw:style-name="fr2" draw:name="graphics15" text:anchor-type="as-char" svg:width="0.7862in" svg:height="0.3929in" draw:z-index="14"><draw:image xlink:href="https://upload.wikimedia.org/math/4/6/5/465216c6542e648edfcc63694adda7ac.png" xlink:type="simple" xlink:show="embed" xlink:actuate="onLoad"/><svg:title>10^{8 \cdot 10^6}</svg:title></draw:frame></text:span><text:span text:style-name="T1"> членов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sans-serif" svg:font-family="sans-serif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0T13:19:02</meta:creation-date>
    <meta:generator>OpenOffice.org/3.4.1$Linux OpenOffice.org_project/341m1$Build-9593</meta:generator>
    <dc:date>2014-10-30T22:18:35</dc:date>
    <meta:editing-duration>PT1H21M8S</meta:editing-duration>
    <meta:editing-cycles>15</meta:editing-cycles>
    <meta:document-statistic meta:table-count="0" meta:image-count="15" meta:object-count="0" meta:page-count="4" meta:paragraph-count="47" meta:word-count="822" meta:character-count="5661"/>
  </office:meta>
</office:document-meta>
</file>